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43479166666667cm" style:use-optimal-column-width="true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23.99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table:number-columns-repeated="16379"/>
        </table:table-row>
        <table:table-row table:style-name="ro1">
          <table:table-cell/>
          <table:table-cell table:number-columns-repeated="4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7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x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table:number-columns-repeated="16379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amez Bruton</meta:initial-creator>
    <dc:creator>Jamez Bruton</dc:creator>
    <meta:creation-date>2015-06-05T18:17:20Z</meta:creation-date>
    <dc:date>2021-12-04T10:19:15Z</dc:date>
  </office:meta>
</office:document-meta>
</file>